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68a5" officeooo:paragraph-rsid="000f68a5"/>
    </style:style>
    <style:style style:name="P2" style:family="paragraph" style:parent-style-name="Standard">
      <style:text-properties officeooo:rsid="000f68a5" officeooo:paragraph-rsid="0010933a"/>
    </style:style>
    <style:style style:name="P3" style:family="paragraph" style:parent-style-name="Standard">
      <style:text-properties fo:font-weight="bold" officeooo:rsid="000f68a5" officeooo:paragraph-rsid="000f68a5" style:font-weight-asian="bold" style:font-weight-complex="bold"/>
    </style:style>
    <style:style style:name="P4" style:family="paragraph" style:parent-style-name="Standard">
      <style:text-properties officeooo:rsid="0010933a" officeooo:paragraph-rsid="0010933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93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PP-<text:span text:style-name="T2">TEST</text:span> RESULT</text:p>
      <text:p text:style-name="P3"/>
      <text:p text:style-name="P2"><text:span text:style-name="T1">rajshinde@rajshinde-Inspiron-3543:~/Videos/TDD-04_PID_CONTROLLER_PAIR-A$</text:span> <text:span text:style-name="T2">cppcheck --enable=all --std=c++11 -I include/ --suppress=missingIncludeSystem $( find . -name *.cpp | grep -vE -e "^./build/" -e "^./vendor/" )</text:span></text:p>
      <text:p text:style-name="P4">Checking app/main.cpp...</text:p>
      <text:p text:style-name="P4">1/4 files checked 10% done</text:p>
      <text:p text:style-name="P4">Checking app/pid.cpp...</text:p>
      <text:p text:style-name="P4">2/4 files checked 59% done</text:p>
      <text:p text:style-name="P4">Checking test/main.cpp...</text:p>
      <text:p text:style-name="P4">3/4 files checked 69% done</text:p>
      <text:p text:style-name="P4">Checking test/test.cpp...</text:p>
      <text:p text:style-name="P4">4/4 files checked 100% d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7:42:12.439370552</meta:creation-date>
    <dc:date>2019-09-28T17:43:32.311052682</dc:date>
    <meta:editing-duration>PT1M1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53" meta:character-count="433" meta:non-whitespace-character-count="393"/>
  </office:meta>
</office:document-meta>
</file>